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ba7b"/>
    </style:style>
    <style:style style:name="T1" style:family="text">
      <style:text-properties officeooo:rsid="0001ba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ello. And welcome to Space Simulator, a new and innovative space-flight simulator. We’d like to take this opportunity to thank you for volunteering your time to help us test this new and exciting adventure. I will be reading from this script to ensure consistency between all of our participants. </text:span></text:p>
      <text:p text:style-name="P1"><text:span text:style-name="T1"><text:s/></text:span></text:p>
      <text:p text:style-name="P1"><text:span text:style-name="T1">Now a little about Space Simulator. Space Simulator is a simulation of what it would be like to actually pilot a craft in outer space, using realistic physics. Please note that Space Simulator is still in its </text:span></text:p>
      <text:p text:style-name="P1"><text:span text:style-name="T1">development stage and that it may break down under certain circumstances. If that does happen, we will restart the program. </text:span></text:p>
      <text:p text:style-name="P1"><text:span text:style-name="T1"><text:s/></text:span></text:p>
      <text:p text:style-name="P1"><text:span text:style-name="T1">Understand that this exercise is to test the product and its usability and in no way implies your abilities. If at any time you feel uncomfortable, please inform us and we will terminate the exercise immediately. (We will be recording this exercise so that we can gather as much information as possible from this session.) </text:span></text:p>
      <text:p text:style-name="P1"><text:span text:style-name="T1"><text:s/></text:span></text:p>
      <text:p text:style-name="P1"><text:span text:style-name="T1">Your opinion and ideas are important to us. Whenever possible, please speak your thoughts freely. Do not be concerned about offending us. If you forget to think aloud, I’ll remind you to keep talking. </text:span></text:p>
      <text:p text:style-name="P1"><text:span text:style-name="T1"><text:s/></text:span></text:p>
      <text:p text:style-name="P1"><text:span text:style-name="T1">As you’re working through Space Simulator, I won’t be able to provide help or answer questions. This is because we want to create the most realistic situation possible. Even though I won’t be able to answer your questions during the exercise, please ask them. We’ll note your questions and answer them at the end of the exercise. </text:span></text:p>
      <text:p text:style-name="P1"><text:span text:style-name="T1"><text:s/></text:span></text:p>
      <text:p text:style-name="P1"><text:span text:style-name="T1">Do you have any ques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meta:initial-creator>
    <meta:creation-date>2014-05-10T15:59:29</meta:creation-date>
    <dc:date>2014-05-10T16:02:41</dc:date>
    <dc:creator>Josh </dc:creator>
    <meta:editing-duration>P0D</meta:editing-duration>
    <meta:editing-cycles>1</meta:editing-cycles>
    <meta:document-statistic meta:table-count="0" meta:image-count="0" meta:object-count="0" meta:page-count="1" meta:paragraph-count="12" meta:word-count="257" meta:character-count="1537" meta:non-whitespace-character-count="1255"/>
    <meta:generator>LibreOffice/3.6$Linux_X86_64 LibreOffice_project/360m1$Build-2</meta:generator>
  </office:meta>
</office:document-meta>
</file>